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3 de 4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1T18:02:26.188871736</dc:date>
    <meta:editing-duration>PT4H36M18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639" meta:non-whitespace-character-count="636"/>
  </office:meta>
</office:document-meta>
</file>